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7e44" officeooo:paragraph-rsid="00187e44"/>
    </style:style>
    <style:style style:name="P2" style:family="paragraph" style:parent-style-name="Standard">
      <style:paragraph-properties fo:text-align="justify" style:justify-single-word="false"/>
      <style:text-properties fo:font-size="14pt" fo:font-weight="bold" officeooo:rsid="00187e44" officeooo:paragraph-rsid="00187e44"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rsid="001cf4e5" officeooo:paragraph-rsid="001cf4e5"/>
    </style:style>
    <style:style style:name="P4" style:family="paragraph" style:parent-style-name="Standard">
      <style:paragraph-properties fo:text-align="justify" style:justify-single-word="false"/>
      <style:text-properties officeooo:rsid="001fdb2b" officeooo:paragraph-rsid="001fdb2b"/>
    </style:style>
    <style:style style:name="P5" style:family="paragraph" style:parent-style-name="Standard">
      <style:paragraph-properties fo:text-align="justify" style:justify-single-word="false"/>
      <style:text-properties officeooo:rsid="0021a94f" officeooo:paragraph-rsid="0021a94f"/>
    </style:style>
    <style:style style:name="P6" style:family="paragraph" style:parent-style-name="Standard">
      <style:paragraph-properties fo:text-align="justify" style:justify-single-word="false"/>
      <style:text-properties fo:font-weight="bold" officeooo:rsid="00187e44" officeooo:paragraph-rsid="00187e44" style:font-weight-asian="bold" style:font-weight-complex="bold"/>
    </style:style>
    <style:style style:name="P7" style:family="paragraph" style:parent-style-name="Standard">
      <style:paragraph-properties fo:text-align="justify" style:justify-single-word="false"/>
      <style:text-properties officeooo:rsid="001edf3b" officeooo:paragraph-rsid="001edf3b"/>
    </style:style>
    <style:style style:name="P8" style:family="paragraph" style:parent-style-name="Standard">
      <style:paragraph-properties fo:text-align="justify" style:justify-single-word="false"/>
      <style:text-properties officeooo:rsid="001edf3b" officeooo:paragraph-rsid="00251d46"/>
    </style:style>
    <style:style style:name="P9" style:family="paragraph" style:parent-style-name="Standard">
      <style:paragraph-properties fo:text-align="justify" style:justify-single-word="false"/>
      <style:text-properties officeooo:rsid="00187e44" officeooo:paragraph-rsid="00187e44"/>
    </style:style>
    <style:style style:name="P10" style:family="paragraph" style:parent-style-name="Standard">
      <style:paragraph-properties fo:text-align="justify" style:justify-single-word="false"/>
      <style:text-properties fo:font-weight="bold" officeooo:rsid="00187e44" officeooo:paragraph-rsid="00187e44" style:font-weight-asian="bold" style:font-weight-complex="bold"/>
    </style:style>
    <style:style style:name="T1" style:family="text">
      <style:text-properties officeooo:rsid="001c1d2d"/>
    </style:style>
    <style:style style:name="T2" style:family="text">
      <style:text-properties officeooo:rsid="0021a94f"/>
    </style:style>
    <style:style style:name="T3" style:family="text">
      <style:text-properties officeooo:rsid="00187e44"/>
    </style:style>
    <style:style style:name="T4" style:family="text">
      <style:text-properties officeooo:rsid="00233bb1"/>
    </style:style>
    <style:style style:name="T5" style:family="text">
      <style:text-properties officeooo:rsid="00251d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V</text:span>ariables, <text:span text:style-name="T1">I</text:span>nitialization and <text:span text:style-name="T1">A</text:span>ssignment:</text:p>
      <text:p text:style-name="P1"/>
      <text:p text:style-name="P1">A statement such as x = 5; seems obvious enough. As you would guess, we are assigning the value of 5 to x. But what exactly is x? x is a variable.</text:p>
      <text:p text:style-name="P1"/>
      <text:p text:style-name="P1">A variable in C++ is a name for a piece of memory that can be used to store information. All computers have memory, called RAM (random access memory), that is available for programs to use. When a variable is defined, a piece of that memory is set aside for the variable.</text:p>
      <text:p text:style-name="P1"/>
      <text:p text:style-name="P1">In order to define a variable, we generally use a declaration statement. Here’s an example of defining variable x as an integer variable (one that can hold integer values):</text:p>
      <text:p text:style-name="P1"/>
      <text:p text:style-name="P1"><text:span text:style-name="T2">0</text:span>1<text:span text:style-name="T2">| </text:span>int x;</text:p>
      <text:p text:style-name="P1"/>
      <text:p text:style-name="P1">When this statement is executed by the CPU, a piece of memory from RAM will be set aside (called instantiation). For the sake of example, let’s say that the variable x is assigned memory location 140. Whenever the program sees the variable x in an expression or statement, it knows that it should look in memory location 140 to get the value.</text:p>
      <text:p text:style-name="P1"/>
      <text:p text:style-name="P1">One of the most common operations done with variables is assignment. To do this, we use the assignment operator, more commonly known as the = symbol. For example:</text:p>
      <text:p text:style-name="P1"/>
      <text:p text:style-name="P5">01| <text:span text:style-name="T3">x = 5;</text:span></text:p>
      <text:p text:style-name="P5"/>
      <text:p text:style-name="P1">When the CPU executes this statement, it translates this to “put the value of 5 in memory location 140”.</text:p>
      <text:p text:style-name="P1"/>
      <text:p text:style-name="P1">Later in our program, we could print that value to the screen using std::cout:</text:p>
      <text:p text:style-name="P1"/>
      <text:p text:style-name="P5">01| <text:span text:style-name="T3">std::cout &lt;&lt; x; <text:s/>// prints the value of x (memory location 140) to the console</text:span></text:p>
      <text:p text:style-name="P5"/>
      <text:p text:style-name="P6">l-values and r-values</text:p>
      <text:p text:style-name="P1"/>
      <text:p text:style-name="P1">In C++, variables are a type of l-value. An l-value is a value that has an address (in memory). Since all variables have addresses, all variables are l-values. When an l-value has a value assigned to it, the current value at that memory address is overwritten.</text:p>
      <text:p text:style-name="P1"/>
      <text:p text:style-name="P1">The opposite of l-values are r-values. An r-value refers to any value that can be assigned to an l-value. r-values are always evaluated to produce a single value. Examples of r-values are single numbers (such as 5, which evaluates to 5), variables (such as x, which evaluates to whatever value was last assigned to it), or expressions (such as 2 + x, which evaluates to the value of x plus 2).</text:p>
      <text:p text:style-name="P1"/>
      <text:p text:style-name="P1">Here is an example of some assignment statements, showing how the r-values evaluate:</text:p>
      <text:p text:style-name="P1"/>
      <text:p text:style-name="P7">01| int y; <text:s text:c="5"/>// define y as an integer variable</text:p>
      <text:p text:style-name="P7">02| y = 4; <text:s text:c="5"/>// 4 evaluates to 4, which is then assigned to y</text:p>
      <text:p text:style-name="P7">03| y = 2 + 5; <text:s/>// 2 + 5 evaluates to 7, which is then assigned to y</text:p>
      <text:p text:style-name="P7">04| </text:p>
      <text:p text:style-name="P7">05| int x; <text:s text:c="5"/>// define x as an integer variable</text:p>
      <text:p text:style-name="P7">06| x = y; <text:s text:c="5"/>// y evaluates to 7 (from before), which is then assigned to x.</text:p>
      <text:p text:style-name="P7">07| x = x; <text:s text:c="5"/>// x evaluates to 7, which is then assigned to x (useless!)</text:p>
      <text:p text:style-name="P8">08| x = x + 1; <text:s/>// x + 1 evaluates to 8, which is then assigned to x.</text:p>
      <text:p text:style-name="P6"><text:soft-page-break/>Initialization vs assignment</text:p>
      <text:p text:style-name="P1"/>
      <text:p text:style-name="P1">After a variable is defined, a value may be assigned to it via the assignment operator (the = sign):</text:p>
      <text:p text:style-name="P1"/>
      <text:p text:style-name="P1"><text:span text:style-name="T2">01| </text:span>int x; // this is a variable definition</text:p>
      <text:p text:style-name="P1"><text:span text:style-name="T2">02| </text:span>x = 5; // assign the value 5 to variable x</text:p>
      <text:p text:style-name="P1"><text:span text:style-name="T5">03| </text:span>int <text:span text:style-name="T5">y</text:span> = 5; // initialize variable <text:span text:style-name="T5">y</text:span> with the value 5</text:p>
      <text:p text:style-name="P1"/>
      <text:p text:style-name="P1">A variable can only be initialized when it is defined.</text:p>
      <text:p text:style-name="P1"/>
      <text:p text:style-name="P6">Uninitialized variables</text:p>
      <text:p text:style-name="P1"/>
      <text:p text:style-name="P1">Unlike some programming languages, C/C++ does not initialize variables to a given value (such as zero) automatically (for performance reasons). Thus when a variable is assigned to a memory location by the compiler, the default value of that variable is whatever garbage happens to already be in that memory location! A variable that has not been assigned a value is called an uninitialized variable.</text:p>
      <text:p text:style-name="P1"/>
      <text:p text:style-name="P1">Uninitialized variables can lead to interesting (and by interesting, we mean unexpected) results. Consider the following short program:</text:p>
      <text:p text:style-name="P1"/>
      <text:p text:style-name="P3">01| // #include "stdafx.h" // Uncomment if Visual Studio user</text:p>
      <text:p text:style-name="P3">02| #include &lt;iostream&gt;</text:p>
      <text:p text:style-name="P3">03| <text:s/></text:p>
      <text:p text:style-name="P3">04| int main()</text:p>
      <text:p text:style-name="P3">05| {</text:p>
      <text:p text:style-name="P3">06| <text:s text:c="4"/>// define an integer variable named x</text:p>
      <text:p text:style-name="P3">07| <text:s text:c="4"/>int x;</text:p>
      <text:p text:style-name="P3">08| <text:s text:c="4"/></text:p>
      <text:p text:style-name="P3">09| <text:s text:c="4"/>// print the value of x to the screen (dangerous, because x is uninitialized)</text:p>
      <text:p text:style-name="P3">10| <text:s text:c="4"/>std::cout &lt;&lt; x;</text:p>
      <text:p text:style-name="P3">11| <text:s/></text:p>
      <text:p text:style-name="P3">12| <text:s text:c="4"/>return 0;</text:p>
      <text:p text:style-name="P3">13| }</text:p>
      <text:p text:style-name="P1"/>
      <text:p text:style-name="P1"/>
      <text:p text:style-name="P1">In this case, the computer will assign some unused memory to x. It will then send the value residing in that memory location to cout, which will print the value. But what value will it print? The answer is “who knows!”, and the answer may change every time you run the program.</text:p>
      <text:p text:style-name="P1"/>
      <text:p text:style-name="P1">Fortunately, most modern compilers will print warnings at compile-time if they can detect a variable that is used without being initialized.</text:p>
      <text:p text:style-name="P1">A good rule of thumb is to initialize your variables. This ensures that your variable will always have a consistent value, making it easier to debug if something goes wrong somewhere else.</text:p>
      <text:p text:style-name="P1"/>
      <text:p text:style-name="P1">Rule: Initialize your variables.</text:p>
      <text:p text:style-name="P1"/>
      <text:p text:style-name="P1"/>
      <text:p text:style-name="P1"/>
      <text:p text:style-name="P1"/>
      <text:p text:style-name="P1"/>
      <text:p text:style-name="P1"/>
      <text:p text:style-name="P1"><text:soft-page-break/>Quiz</text:p>
      <text:p text:style-name="P1">What values does this program print?</text:p>
      <text:p text:style-name="P4">01| int x = 5;</text:p>
      <text:p text:style-name="P4">02| x = x - 2;</text:p>
      <text:p text:style-name="P4">03| std::cout &lt;&lt; x &lt;&lt; std::endl; // #1</text:p>
      <text:p text:style-name="P4">04| <text:s/></text:p>
      <text:p text:style-name="P4">05| int y = x;</text:p>
      <text:p text:style-name="P4">06| std::cout &lt;&lt; y &lt;&lt; std::endl; // #2</text:p>
      <text:p text:style-name="P4">07| <text:s/></text:p>
      <text:p text:style-name="P4">08| // x + y is an r-value in this context, so evaluate their values</text:p>
      <text:p text:style-name="P4">09| std::cout &lt;&lt; x + y &lt;&lt; std::endl; // #3</text:p>
      <text:p text:style-name="P4">10| <text:s/></text:p>
      <text:p text:style-name="P4">11| std::cout &lt;&lt; x &lt;&lt; std::endl; // #4</text:p>
      <text:p text:style-name="P4">12| <text:s/></text:p>
      <text:p text:style-name="P4">13| int z;</text:p>
      <text:p text:style-name="P4">14| std::cout &lt;&lt; z &lt;&lt; std::endl; // #5</text:p>
      <text:p text:style-name="P4"/>
      <text:p text:style-name="P1">Quiz Answers</text:p>
      <text:p text:style-name="P1"/>
      <text:p text:style-name="P1">1) The program outputs 3. x - 2 evaluates to 3, which was assigned to x.</text:p>
      <text:p text:style-name="P1">2) The program outputs 3. y was assigned the value of x, which evaluated to 3.</text:p>
      <text:p text:style-name="P1">3) The program outputs 6. x + y evaluates to 6. There was no assignment here.</text:p>
      <text:p text:style-name="P1">4) The program outputs 3. The value of x is still 3 because it was never reassigned.</text:p>
      <text:p text:style-name="P1">5) The output is indeterminate. z is an uninitialized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2T00:33:51.430447064</meta:creation-date>
    <dc:date>2016-03-13T13:18:30.726953695</dc:date>
    <meta:editing-duration>PT3H20M25S</meta:editing-duration>
    <meta:editing-cycles>13</meta:editing-cycles>
    <meta:generator>LibreOffice/4.2.8.2$Linux_X86_64 LibreOffice_project/420m0$Build-2</meta:generator>
    <meta:document-statistic meta:table-count="0" meta:image-count="0" meta:object-count="0" meta:page-count="3" meta:paragraph-count="71" meta:word-count="981" meta:character-count="5226" meta:non-whitespace-character-count="4250"/>
  </office:meta>
</office:document-meta>
</file>